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cf67" officeooo:paragraph-rsid="001acf67"/>
    </style:style>
    <style:style style:name="P2" style:family="paragraph" style:parent-style-name="Standard" style:list-style-name="L1">
      <style:text-properties officeooo:rsid="001acf67" officeooo:paragraph-rsid="001acf67"/>
    </style:style>
    <style:style style:name="P3" style:family="paragraph" style:parent-style-name="Standard" style:list-style-name="L1">
      <style:text-properties officeooo:paragraph-rsid="001acf67"/>
    </style:style>
    <style:style style:name="T1" style:family="text">
      <style:text-properties officeooo:rsid="001acf6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<text:span text:style-name="T1">Подготовка оснастки, установка закладных элементов;</text:span></text:p>
        </text:list-item>
        <text:list-item>
          <text:p text:style-name="P2">Формование передней части водовода, основы и передней пластины (при этом закладные гайки предварительно обматываются жгутами ровинга, чтобы обеспечить заполнение);</text:p>
        </text:list-item>
        <text:list-item>
          <text:p text:style-name="P2">Сборка кожуха и перегородки;</text:p>
        </text:list-item>
        <text:list-item>
          <text:p text:style-name="P2">Выдержка;</text:p>
        </text:list-item>
        <text:list-item>
          <text:p text:style-name="P2">Установка кожуха с перегородкой, формирование толщины и формы основы и передней пластины с помощью второй части оснастки; Формование пластины посреди водовода, наращивание толщины передней пластины, соединение кожуха с пластинами и передней частью водовода; наращивание толщины стенки передней части водовода</text:p>
        </text:list-item>
        <text:list-item>
          <text:p text:style-name="P2">Выдержка;</text:p>
        </text:list-item>
        <text:list-item>
          <text:p text:style-name="P2">Вырез отверстий;</text:p>
        </text:list-item>
        <text:list-item>
          <text:p text:style-name="P2">Обрезка по форме;</text:p>
        </text:list-item>
        <text:list-item>
          <text:p text:style-name="P2">Снятие второй части оснастки;</text:p>
        </text:list-item>
        <text:list-item>
          <text:p text:style-name="P2">Обрезка по форме;</text:p>
        </text:list-item>
        <text:list-item>
          <text:p text:style-name="P2">Снятие водовода с оснастки, съем форм;</text:p>
        </text:list-item>
        <text:list-item>
          <text:p text:style-name="P2">Разметка технологического припуска;</text:p>
        </text:list-item>
        <text:list-item>
          <text:p text:style-name="P2">Обрезка технологического припуска.</text:p>
        </text:list-item>
        <text:list-item>
          <text:p text:style-name="P2">Контроль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5T15:06:42.435000000</meta:creation-date>
    <dc:date>2024-07-25T15:49:31.175000000</dc:date>
    <meta:editing-duration>PT42M48S</meta:editing-duration>
    <meta:editing-cycles>1</meta:editing-cycles>
    <meta:document-statistic meta:table-count="0" meta:image-count="0" meta:object-count="0" meta:page-count="1" meta:paragraph-count="14" meta:word-count="108" meta:character-count="796" meta:non-whitespace-character-count="716"/>
    <meta:generator>LibreOffice/7.6.4.1$Windows_X86_64 LibreOffice_project/e19e193f88cd6c0525a17fb7a176ed8e6a3e2aa1</meta:generator>
  </office:meta>
</office:document-meta>
</file>